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6pt" fo:font-weight="normal" officeooo:rsid="022d64f4" officeooo:paragraph-rsid="02138ae9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6pt" fo:font-weight="normal" officeooo:rsid="02339537" officeooo:paragraph-rsid="02339537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ize="16pt" fo:font-weight="normal" officeooo:rsid="02345864" officeooo:paragraph-rsid="02345864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6pt" fo:font-weight="normal" officeooo:rsid="0235be51" officeooo:paragraph-rsid="0235be51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ize="16pt" fo:font-weight="normal" officeooo:rsid="023779f0" officeooo:paragraph-rsid="023779f0" style:font-size-asian="16pt" style:font-weight-asian="normal" style:font-size-complex="16pt" style:font-weight-complex="normal"/>
    </style:style>
    <style:style style:name="P9" style:family="paragraph" style:parent-style-name="Preformatted_20_Text">
      <style:paragraph-properties fo:margin-top="0cm" fo:margin-bottom="0cm" loext:contextual-spacing="false"/>
      <style:text-properties fo:font-size="16pt" fo:font-weight="normal" officeooo:rsid="02345864" officeooo:paragraph-rsid="02345864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font-weight="bold" officeooo:rsid="022d64f4" officeooo:paragraph-rsid="02138ae9" style:font-size-asian="18pt" style:font-weight-asian="bold" style:font-size-complex="18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6pt" fo:font-weight="normal" officeooo:rsid="022d64f4" officeooo:paragraph-rsid="02138ae9" style:font-size-asian="16pt" style:font-weight-asian="normal" style:font-size-complex="16pt" style:font-weight-complex="normal"/>
    </style:style>
    <style:style style:name="P13" style:family="paragraph" style:parent-style-name="Text_20_body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6pt" fo:font-weight="normal" officeooo:rsid="0239975b" officeooo:paragraph-rsid="0239975b" style:font-size-asian="16pt" style:font-weight-asian="normal" style:font-size-complex="16pt" style:font-weight-complex="normal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339537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size="16pt" fo:font-weight="normal" officeooo:rsid="0238cd40" officeooo:paragraph-rsid="0238cd40" style:font-size-asian="16pt" style:font-weight-asian="normal" style:font-size-complex="16pt" style:font-weight-complex="normal"/>
    </style:style>
    <style:style style:name="P18" style:family="paragraph" style:parent-style-name="Text_20_body">
      <style:paragraph-properties fo:margin-top="0cm" fo:margin-bottom="0cm" loext:contextual-spacing="false"/>
      <style:text-properties fo:font-size="16pt" fo:font-weight="normal" officeooo:rsid="02339537" officeooo:paragraph-rsid="02339537" style:font-size-asian="16pt" style:font-weight-asian="normal" style:font-size-complex="16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32c19f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1 Docker</text:span></text:p>
      <text:p text:style-name="P2"/>
      <text:list xml:id="list7052255128355962712" text:style-name="L1">
        <text:list-item>
          <text:p text:style-name="P10"><text:span text:style-name="T2">Assignment </text:span><text:span text:style-name="T3">1</text:span></text:p>
          <text:p text:style-name="P12"><text:span text:style-name="T4">1. </text:span>Use official shell script to install and configure Docker on your control machine. </text:p>
        </text:list-item>
      </text:list>
      <text:p text:style-name="P4"/>
      <text:p text:style-name="P14">Script - </text:p>
      <text:p text:style-name="P4"/>
      <text:list xml:id="list232128480574371" text:continue-list="list7052255128355962712" text:style-name="L2">
        <text:list-item>
          <text:p text:style-name="P16">Start Docker service and check status of the same.</text:p>
        </text:list-item>
      </text:list>
      <text:p text:style-name="P17">```</text:p>
      <text:p text:style-name="P5">sudo systemctl status start docker.service</text:p>
      <text:p text:style-name="P17">```</text:p>
      <text:list xml:id="list232127138533858" text:continue-numbering="true" text:style-name="L2">
        <text:list-header>
          <text:p text:style-name="P16"><text:s/></text:p>
        </text:list-header>
        <text:list-item>
          <text:p text:style-name="P16">Enable Docker service to start at every machine reboot.</text:p>
        </text:list-item>
      </text:list>
      <text:p text:style-name="P17">```</text:p>
      <text:p text:style-name="P5">Sudo systemctl enable docker.service</text:p>
      <text:p text:style-name="P17">```</text:p>
      <text:list xml:id="list232127481816797" text:continue-numbering="true" text:style-name="L2">
        <text:list-header>
          <text:p text:style-name="P16"><text:s/></text:p>
        </text:list-header>
        <text:list-item>
          <text:p text:style-name="P15">Display Docker version. </text:p>
        </text:list-item>
      </text:list>
      <text:p text:style-name="P17">```</text:p>
      <text:p text:style-name="P5">Docker --version</text:p>
      <text:p text:style-name="P17">```</text:p>
      <text:list xml:id="list232127019982801" text:continue-numbering="true" text:style-name="L2">
        <text:list-item>
          <text:p text:style-name="P15">Configure non root user to run docker commands without sudo. </text:p>
        </text:list-item>
      </text:list>
      <text:p text:style-name="P17">```</text:p>
      <text:p text:style-name="P6">sudo adduser love</text:p>
      <text:p text:style-name="P9"><text:span text:style-name="Source_20_Text"><text:span text:style-name="T5">sudo usermod -aG docker love</text:span></text:span></text:p>
      <text:p text:style-name="P6">su – love</text:p>
      <text:p text:style-name="P17">```</text:p>
      <text:p text:style-name="P17"/>
      <text:p text:style-name="P17"/>
      <text:p text:style-name="P6"><text:soft-page-break/>To verify : -</text:p>
      <text:p text:style-name="P17">```</text:p>
      <text:p text:style-name="P6">id -nG</text:p>
      <text:p text:style-name="P17">```</text:p>
      <text:list xml:id="list232127905370600" text:continue-numbering="true" text:style-name="L2">
        <text:list-item>
          <text:p text:style-name="P15">Type docker on commandline and read output i.e containing related commands. </text:p>
        </text:list-item>
      </text:list>
      <text:p text:style-name="P17">```</text:p>
      <text:p text:style-name="P7">docker</text:p>
      <text:p text:style-name="P17">```</text:p>
      <text:p text:style-name="P17">```</text:p>
      <text:p text:style-name="P7">attach <text:s text:c="5"/>Attach local standard input, output, and error streams to a running container</text:p>
      <text:p text:style-name="P7"><text:s text:c="2"/>build <text:s text:c="6"/>Build an image from a Dockerfile</text:p>
      <text:p text:style-name="P7"><text:s text:c="2"/>commit <text:s text:c="5"/>Create a new image from a container's changes</text:p>
      <text:p text:style-name="P7"><text:s text:c="2"/>cp <text:s text:c="9"/>Copy files/folders between a container and the local filesystem</text:p>
      <text:p text:style-name="P7"><text:s text:c="2"/>create <text:s text:c="5"/>Create a new container</text:p>
      <text:p text:style-name="P7"><text:s text:c="2"/>diff <text:s text:c="7"/>Inspect changes to files or directories on a container's filesystem</text:p>
      <text:p text:style-name="P7"><text:s text:c="2"/>events <text:s text:c="5"/>Get real time events from the server</text:p>
      <text:p text:style-name="P7"><text:s text:c="2"/>exec <text:s text:c="7"/>Run a command in a running container</text:p>
      <text:p text:style-name="P7"><text:s text:c="2"/>export <text:s text:c="5"/>Export a container's filesystem as a tar archive</text:p>
      <text:p text:style-name="P7"><text:s text:c="2"/>history <text:s text:c="4"/>Show the history of an image</text:p>
      <text:p text:style-name="P7"><text:s text:c="2"/>images <text:s text:c="5"/>List images</text:p>
      <text:p text:style-name="P7"><text:s text:c="2"/>import <text:s text:c="5"/>Import the contents from a tarball to create a filesystem image</text:p>
      <text:p text:style-name="P7"><text:s text:c="2"/>info <text:s text:c="7"/>Display system-wide information</text:p>
      <text:p text:style-name="P7"><text:s text:c="2"/>inspect <text:s text:c="4"/>Return low-level information on Docker objects</text:p>
      <text:p text:style-name="P7"><text:s text:c="2"/>kill <text:s text:c="7"/>Kill one or more running containers</text:p>
      <text:p text:style-name="P7"><text:s text:c="2"/>load <text:s text:c="7"/>Load an image from a tar archive or STDIN</text:p>
      <text:p text:style-name="P7"><text:s text:c="2"/>login <text:s text:c="6"/>Log in to a Docker registry</text:p>
      <text:p text:style-name="P7"><text:s text:c="2"/>logout <text:s text:c="5"/>Log out from a Docker registry</text:p>
      <text:p text:style-name="P7"><text:s text:c="2"/>logs <text:s text:c="7"/>Fetch the logs of a container</text:p>
      <text:p text:style-name="P7"><text:s text:c="2"/>pause <text:s text:c="6"/>Pause all processes within one or more containers</text:p>
      <text:p text:style-name="P7"><text:s text:c="2"/>port <text:s text:c="7"/>List port mappings or a specific mapping for the container</text:p>
      <text:p text:style-name="P7"><text:s text:c="2"/>ps <text:s text:c="9"/>List containers</text:p>
      <text:p text:style-name="P7"><text:soft-page-break/><text:s text:c="2"/>pull <text:s text:c="7"/>Pull an image or a repository from a registry</text:p>
      <text:p text:style-name="P7"><text:s text:c="2"/>push <text:s text:c="7"/>Push an image or a repository to a registry</text:p>
      <text:p text:style-name="P7"><text:s text:c="2"/>rename <text:s text:c="5"/>Rename a container</text:p>
      <text:p text:style-name="P7"><text:s text:c="2"/>restart <text:s text:c="4"/>Restart one or more containers</text:p>
      <text:p text:style-name="P7"><text:s text:c="2"/>rm <text:s text:c="9"/>Remove one or more containers</text:p>
      <text:p text:style-name="P7"><text:s text:c="2"/>rmi <text:s text:c="8"/>Remove one or more images</text:p>
      <text:p text:style-name="P7"><text:s text:c="2"/>run <text:s text:c="8"/>Run a command in a new container</text:p>
      <text:p text:style-name="P7"><text:s text:c="2"/>save <text:s text:c="7"/>Save one or more images to a tar archive (streamed to STDOUT by default)</text:p>
      <text:p text:style-name="P7"><text:s text:c="2"/>search <text:s text:c="5"/>Search the Docker Hub for images</text:p>
      <text:p text:style-name="P7"><text:s text:c="2"/>start <text:s text:c="6"/>Start one or more stopped containers</text:p>
      <text:p text:style-name="P7"><text:s text:c="2"/>stats <text:s text:c="6"/>Display a live stream of container(s) resource usage statistics</text:p>
      <text:p text:style-name="P7"><text:s text:c="2"/>stop <text:s text:c="7"/>Stop one or more running containers</text:p>
      <text:p text:style-name="P7"><text:s text:c="2"/>tag <text:s text:c="8"/>Create a tag TARGET_IMAGE that refers to SOURCE_IMAGE</text:p>
      <text:p text:style-name="P7"><text:s text:c="2"/>top <text:s text:c="8"/>Display the running processes of a container</text:p>
      <text:p text:style-name="P7"><text:s text:c="2"/>unpause <text:s text:c="4"/>Unpause all processes within one or more containers</text:p>
      <text:p text:style-name="P7"><text:s text:c="2"/>update <text:s text:c="5"/>Update configuration of one or more containers</text:p>
      <text:p text:style-name="P7"><text:s text:c="2"/>version <text:s text:c="4"/>Show the Docker version information</text:p>
      <text:p text:style-name="P7"><text:s text:c="2"/>wait <text:s text:c="7"/>Block until one or more containers stop, then print their exit codes</text:p>
      <text:p text:style-name="P17">```</text:p>
      <text:list xml:id="list232128918408458" text:continue-numbering="true" text:style-name="L2">
        <text:list-item>
          <text:p text:style-name="P15">Display System information using Docker. </text:p>
        </text:list-item>
      </text:list>
      <text:p text:style-name="P17">```</text:p>
      <text:p text:style-name="P8">Docker system info</text:p>
      <text:p text:style-name="P17">```</text:p>
      <text:list xml:id="list232127206736735" text:continue-numbering="true" text:style-name="L2">
        <text:list-item>
          <text:p text:style-name="P13">Check whether you can access/download images from DockerHub or not. </text:p>
        </text:list-item>
      </text:list>
      <text:p text:style-name="P3"><text:bookmark text:name="user-content-reference"/></text:p>
      <text:list xml:id="list232127188266569" text:continue-list="list232127206736735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16T23:21:26.334117556</dc:date>
    <meta:editing-duration>P1DT4H57M38S</meta:editing-duration>
    <meta:editing-cycles>291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459" meta:character-count="2956" meta:non-whitespace-character-count="2249"/>
  </office:meta>
</office:document-meta>
</file>